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OVISION BY THE SAVIOR (8:1-10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OVISION BY THE SAVIOR (8:1-10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concern (8:1-4, 9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concern (8:1-4, 9-10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problem he faces (8:1, 9-10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pity he feels (8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pessimism he finds (8:4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PROVISION BY THE SAVIOR (8:1-10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His concern (8:1-4, 9-10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His command (8:5-8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command (8:5-8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amount of food (8:5-7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abundance of food (8: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he abundance of food (8:8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ll eat until full! (8:8a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ven basketfuls remain! (8:8b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His command (8:5-8)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amount of food (8:5-7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abundance of food (8:8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THE PROVISION BY THE SAVIOR (8:1-10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His concern (8:1-4, 9-10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His command (8:5-8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MARK 8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THE PROVISION BY THE SAVIOR (8:1-10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PROVOKING OF THE SAVIOR (8:11-13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ROVOKING OF THE SAVIOR (8:11-13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harisees' demand (8:11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Messiah's denial (8:12-13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MARK 8</text:span><text:span text:style-name="a575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ROVISION BY THE SAVIOR (8:1-10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ROVOKING OF THE SAVIOR (8:11-13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PATIENCE OF THE SAVIOR (8:14-21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2" draw:style-name="a591" draw:master-page-name="Master1-Layout12-tx-Title-and-Text" presentation:presentation-page-layout-name="Master1-PPL12" draw:id="Slide-267">
        <draw:frame draw:id="id105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THE PATIENCE OF THE SAVIOR (8:14-21)<text:s text:c="1"/></text:span><text:span text:style-name="a593" text:class-names=""/></text:p>
          </draw:text-box>
          <svg:title/>
          <svg:desc/>
        </draw:frame>
        <draw:frame draw:id="id106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caution (8:14-15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The confusion (8:16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he clarification (8:17-21):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3" draw:style-name="a609" draw:master-page-name="Master1-Layout12-tx-Title-and-Text" presentation:presentation-page-layout-name="Master1-PPL12" draw:id="Slide-268">
        <draw:frame draw:id="id107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MARK 8</text:span><text:span text:style-name="a611" text:class-names=""/></text:p>
          </draw:text-box>
          <svg:title/>
          <svg:desc/>
        </draw:frame>
        <draw:frame draw:id="id108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THE PROVISION BY THE SAVIOR (8:1-10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PROVOKING OF THE SAVIOR (8:11-13)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THE PATIENCE OF THE SAVIOR (8:14-21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THE POWER OF THE SAVIOR (8:22-26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4" draw:style-name="a630" draw:master-page-name="Master1-Layout12-tx-Title-and-Text" presentation:presentation-page-layout-name="Master1-PPL12" draw:id="Slide-269">
        <draw:frame draw:id="id109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THE POWER OF THE SAVIOR (8:22-26)<text:s text:c="1"/></text:span><text:span text:style-name="a632" text:class-names=""/></text:p>
          </draw:text-box>
          <svg:title/>
          <svg:desc/>
        </draw:frame>
        <draw:frame draw:id="id110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Jesus' first touch (8:22-24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Jesus' second touch (8:25-26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5" draw:style-name="a645" draw:master-page-name="Master1-Layout12-tx-Title-and-Text" presentation:presentation-page-layout-name="Master1-PPL12" draw:id="Slide-270">
        <draw:frame draw:id="id111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MARK 8</text:span><text:span text:style-name="a647" text:class-names=""/></text:p>
          </draw:text-box>
          <svg:title/>
          <svg:desc/>
        </draw:frame>
        <draw:frame draw:id="id112" presentation:style-name="a668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THE PROVISION BY THE SAVIOR (8:1-1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PROVOKING OF THE SAVIOR (8:11-13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PATIENCE OF THE SAVIOR (8:14-21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POWER OF THE SAVIOR (8:22-2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PROMPTING BY THE SAVIOR (8:27-3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6" draw:style-name="a669" draw:master-page-name="Master1-Layout1-title-Title-Slide" presentation:presentation-page-layout-name="Master1-PPL1" draw:id="Slide-271">
        <draw:frame draw:id="id113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THE PROMPTING BY THE SAVIOR (8:27-30)<text:s text:c="1"/></text:span><text:span text:style-name="a671" text:class-names=""/></text:p>
          </draw:text-box>
          <svg:title/>
          <svg:desc/>
        </draw:frame>
        <draw:frame draw:id="id114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<text:s text:c="1"/>First question (8:27-28)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7" draw:style-name="a679" draw:master-page-name="Master1-Layout12-tx-Title-and-Text" presentation:presentation-page-layout-name="Master1-PPL12" draw:id="Slide-272">
        <draw:frame draw:id="id115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<text:s text:c="1"/>First question (8:27-28)<text:s text:c="1"/></text:span><text:span text:style-name="a681" text:class-names=""/></text:p>
          </draw:text-box>
          <svg:title/>
          <svg:desc/>
        </draw:frame>
        <draw:frame draw:id="id116" presentation:style-name="a693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Jesus' question (8:27):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e disciples' answer (8:28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/></text:p>
              </text:list-item>
            </text:list>
          </draw:text-box>
          <svg:title/>
          <svg:desc/>
        </draw:frame>
      </draw:page>
      <draw:page draw:name="Slide18" draw:style-name="a694" draw:master-page-name="Master1-Layout12-tx-Title-and-Text" presentation:presentation-page-layout-name="Master1-PPL12" draw:id="Slide-273">
        <draw:frame draw:id="id117" presentation:style-name="a698" draw:name="Title 1" svg:x="1.38in" svg:y="0.4in" svg:width="10.6in" svg:height="1.44965in" presentation:class="title" presentation:placeholder="false">
          <draw:text-box>
            <text:p text:style-name="a697" text:class-names="" text:cond-style-name=""><text:span text:style-name="a695" text:class-names="">THE PROMPTING BY THE SAVIOR (8:27-30)<text:s text:c="1"/></text:span><text:span text:style-name="a696" text:class-names=""/></text:p>
          </draw:text-box>
          <svg:title/>
          <svg:desc/>
        </draw:frame>
        <draw:frame draw:id="id118" presentation:style-name="a708" draw:name="Text Placeholder 2" svg:x="1.38in" svg:y="2in" svg:width="9.4in" svg:height="4.75868in" presentation:class="outline" presentation:placeholder="false">
          <draw:text-box>
            <text:list text:style-name="a701">
              <text:list-item>
                <text:p text:style-name="a700" text:class-names="" text:cond-style-name=""><text:span text:style-name="a699" text:class-names=""><text:s text:c="1"/>First question (8:27-28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Second question (8:29-30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</draw:text-box>
          <svg:title/>
          <svg:desc/>
        </draw:frame>
      </draw:page>
      <draw:page draw:name="Slide19" draw:style-name="a709" draw:master-page-name="Master1-Layout12-tx-Title-and-Text" presentation:presentation-page-layout-name="Master1-PPL12" draw:id="Slide-274">
        <draw:frame draw:id="id119" presentation:style-name="a713" draw:name="Title 1" svg:x="1.38in" svg:y="0.4in" svg:width="10.6in" svg:height="1.44965in" presentation:class="title" presentation:placeholder="false">
          <draw:text-box>
            <text:p text:style-name="a712" text:class-names="" text:cond-style-name=""><text:span text:style-name="a710" text:class-names=""><text:s text:c="1"/>Second question (8:29-30)<text:s text:c="1"/></text:span><text:span text:style-name="a711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<text:s text:c="1"/>Jesus' question (8:29a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Peter's answer (8:29b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Jesus' warning (8:30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THE PROMPTING BY THE SAVIOR (8:27-30)<text:s text:c="1"/></text:span><text:span text:style-name="a729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First question (8:27-28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Second question (8:29-30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MARK 8</text:span><text:span text:style-name="a744" text:class-names=""/></text:p>
          </draw:text-box>
          <svg:title/>
          <svg:desc/>
        </draw:frame>
        <draw:frame draw:id="id124" presentation:style-name="a768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THE PROVISION BY THE SAVIOR (8:1-10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THE PROVOKING OF THE SAVIOR (8:11-13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THE PATIENCE OF THE SAVIOR (8:14-21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THE POWER OF THE SAVIOR (8:22-2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THE PROMPTING BY THE SAVIOR (8:27-30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THE PREDICTION BY THE SAVIOR (8:31-38)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22" draw:style-name="a769" draw:master-page-name="Master1-Layout12-tx-Title-and-Text" presentation:presentation-page-layout-name="Master1-PPL12" draw:id="Slide-277">
        <draw:frame draw:id="id125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THE PREDICTION BY THE SAVIOR (8:31-38)<text:s text:c="1"/></text:span><text:span text:style-name="a771" text:class-names=""/></text:p>
          </draw:text-box>
          <svg:title/>
          <svg:desc/>
        </draw:frame>
        <draw:frame draw:id="id126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The revelation (8:3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rebukes (8:32-3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23" draw:style-name="a784" draw:master-page-name="Master1-Layout12-tx-Title-and-Text" presentation:presentation-page-layout-name="Master1-PPL12" draw:id="Slide-278">
        <draw:frame draw:id="id127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he rebukes (8:32-33)<text:s text:c="1"/></text:span><text:span text:style-name="a786" text:class-names=""/></text:p>
          </draw:text-box>
          <svg:title/>
          <svg:desc/>
        </draw:frame>
        <draw:frame draw:id="id128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Peter rebukes Jesus (8:32)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Jesus rebukes Peter (8:33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24" draw:style-name="a799" draw:master-page-name="Master1-Layout12-tx-Title-and-Text" presentation:presentation-page-layout-name="Master1-PPL12" draw:id="Slide-279">
        <draw:frame draw:id="id129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THE PREDICTION BY THE SAVIOR (8:31-38)<text:s text:c="1"/></text:span><text:span text:style-name="a801" text:class-names=""/></text:p>
          </draw:text-box>
          <svg:title/>
          <svg:desc/>
        </draw:frame>
        <draw:frame draw:id="id130" presentation:style-name="a819" draw:name="Text Placeholder 2" svg:x="1.38in" svg:y="2in" svg:width="9.4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The revelation (8:31):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<text:s text:c="1"/>The rebukes (8:32-33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he requirements (8:34):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<text:s text:c="1"/>The rewards (8:35-38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5" draw:style-name="a820" draw:master-page-name="Master1-Layout12-tx-Title-and-Text" presentation:presentation-page-layout-name="Master1-PPL12" draw:id="Slide-280">
        <draw:frame draw:id="id131" presentation:style-name="a824" draw:name="Title 1" svg:x="1.38in" svg:y="0.4in" svg:width="10.6in" svg:height="1.44965in" presentation:class="title" presentation:placeholder="false">
          <draw:text-box>
            <text:p text:style-name="a823" text:class-names="" text:cond-style-name=""><text:span text:style-name="a821" text:class-names="">MARK 8</text:span><text:span text:style-name="a822" text:class-names=""/></text:p>
          </draw:text-box>
          <svg:title/>
          <svg:desc/>
        </draw:frame>
        <draw:frame draw:id="id132" presentation:style-name="a846" draw:name="Text Placeholder 2" svg:x="1.38in" svg:y="2in" svg:width="9.4in" svg:height="4.75868in" presentation:class="outline" presentation:placeholder="false">
          <draw:text-box>
            <text:list text:style-name="a827">
              <text:list-item>
                <text:p text:style-name="a826" text:class-names="" text:cond-style-name=""><text:span text:style-name="a825" text:class-names="">THE PROVISION BY THE SAVIOR (8:1-10)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THE PROVOKING OF THE SAVIOR (8:11-13)<text:s text:c="1"/></text:span></text:p>
              </text:list-item>
            </text:list>
            <text:list text:style-name="a833">
              <text:list-item>
                <text:p text:style-name="a832" text:class-names="" text:cond-style-name=""><text:span text:style-name="a831" text:class-names="">THE PATIENCE OF THE SAVIOR (8:14-21)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THE POWER OF THE SAVIOR (8:22-26)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HE PROMPTING BY THE SAVIOR (8:27-30)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THE PREDICTION BY THE SAVIOR (8:31-38)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8</dc:title>
    <meta:initial-creator>David STRICKLAND</meta:initial-creator>
    <dc:creator>David STRICKLAND</dc:creator>
    <meta:creation-date>2020-02-22T19:30:18Z</meta:creation-date>
    <dc:date>2020-02-22T19:30:19Z</dc:date>
    <meta:template xlink:href="BibleStudy" xlink:type="simple"/>
    <meta:editing-cycles>1</meta:editing-cycles>
    <meta:editing-duration>PT0S</meta:editing-duration>
    <meta:document-statistic meta:paragraph-count="91" meta:word-count="639"/>
  </office:meta>
</office:document-meta>
</file>